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Quiz 3 [Total Pts: 10] |664617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anderson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n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b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fl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gun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hand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cGraw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dmcgr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morga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pe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silver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5-15T12:31:37.182384025</dc:date>
    <meta:editing-duration>PT47S</meta:editing-duration>
    <meta:editing-cycles>1</meta:editing-cycles>
    <meta:document-statistic meta:table-count="1" meta:cell-count="40" meta:object-count="0"/>
  </office:meta>
</office:document-meta>
</file>